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2.245cm"/>
    </style:style>
    <style:style style:name="co6" style:family="table-column">
      <style:table-column-properties fo:break-before="auto" style:column-width="3.981cm"/>
    </style:style>
    <style:style style:name="co7" style:family="table-column">
      <style:table-column-properties fo:break-before="auto" style:column-width="22.331cm"/>
    </style:style>
    <style:style style:name="co8" style:family="table-column">
      <style:table-column-properties fo:break-before="auto" style:column-width="4.697cm"/>
    </style:style>
    <style:style style:name="co9" style:family="table-column">
      <style:table-column-properties fo:break-before="auto" style:column-width="3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style:style style:name="ce2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age_number</text:p>
          </table:table-cell>
          <table:table-cell office:value-type="string" calcext:value-type="string">
            <text:p>new_words</text:p>
          </table:table-cell>
          <table:table-cell office:value-type="string" calcext:value-type="string">
            <text:p>consult_words</text:p>
          </table:table-cell>
          <table:table-cell office:value-type="string" calcext:value-type="string">
            <text:p>total_words</text:p>
          </table:table-cell>
          <table:table-cell office:value-type="string" calcext:value-type="string">
            <text:p>time_minutes</text:p>
          </table:table-cell>
          <table:table-cell table:style-name="ce2" office:value-type="string" calcext:value-type="string">
            <text:p>date_read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wpm</text:p>
          </table:table-cell>
          <table:table-cell office:value-type="string" calcext:value-type="string">
            <text:p>MAX P9-50</text:p>
          </table:table-cell>
          <table:table-cell office:value-type="string" calcext:value-type="string">
            <text:p>MAX P50-P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unk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06JUN2025</text:p>
          </table:table-cell>
          <table:table-cell office:value-type="string" calcext:value-type="string">
            <text:p>study was starting, programs were developed in the middle of the read and as such time couldn’t be estimated with the navigation history</text:p>
          </table:table-cell>
          <table:table-cell/>
          <table:table-cell table:formula="of:=MAX([.H1:.H43])" office:value-type="string" office:string-value="" calcext:value-type="error">
            <text:p>#VALUE!</text:p>
          </table:table-cell>
          <table:table-cell table:formula="of:=MAX([.H44:.H93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k</text:p>
          </table:table-cell>
          <table:table-cell office:value-type="float" office:value="303" calcext:value-type="float">
            <text:p>30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7JUN2025</text:p>
          </table:table-cell>
          <table:table-cell/>
          <table:table-cell table:formula="of:=[.D3]/[.E3]" office:value-type="float" office:value="1.78235294117647" calcext:value-type="float">
            <text:p>1,7823529411764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unk</text:p>
          </table:table-cell>
          <table:table-cell office:value-type="float" office:value="335" calcext:value-type="float">
            <text:p>33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07JUN2025</text:p>
          </table:table-cell>
          <table:table-cell/>
          <table:table-cell table:formula="of:=[.D4]/[.E4]" office:value-type="float" office:value="2.18954248366013" calcext:value-type="float">
            <text:p>2,1895424836601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unk</text:p>
          </table:table-cell>
          <table:table-cell office:value-type="float" office:value="287" calcext:value-type="float">
            <text:p>28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7JUN2025</text:p>
          </table:table-cell>
          <table:table-cell/>
          <table:table-cell table:formula="of:=[.D5]/[.E5]" office:value-type="float" office:value="2.39166666666667" calcext:value-type="float">
            <text:p>2,3916666666666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unk</text:p>
          </table:table-cell>
          <table:table-cell office:value-type="float" office:value="294" calcext:value-type="float">
            <text:p>29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8JUN2025</text:p>
          </table:table-cell>
          <table:table-cell/>
          <table:table-cell table:formula="of:=[.D6]/[.E6]" office:value-type="float" office:value="1.32432432432432" calcext:value-type="float">
            <text:p>1,3243243243243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unk</text:p>
          </table:table-cell>
          <table:table-cell office:value-type="float" office:value="282" calcext:value-type="float">
            <text:p>28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8JUN2025</text:p>
          </table:table-cell>
          <table:table-cell/>
          <table:table-cell table:formula="of:=[.D7]/[.E7]" office:value-type="float" office:value="2.31147540983607" calcext:value-type="float">
            <text:p>2,3114754098360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unk</text:p>
          </table:table-cell>
          <table:table-cell office:value-type="float" office:value="289" calcext:value-type="float">
            <text:p>28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9JUN2025</text:p>
          </table:table-cell>
          <table:table-cell/>
          <table:table-cell table:formula="of:=[.D8]/[.E8]" office:value-type="float" office:value="2.49137931034483" calcext:value-type="float">
            <text:p>2,4913793103448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unk</text:p>
          </table:table-cell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JUN2025</text:p>
          </table:table-cell>
          <table:table-cell/>
          <table:table-cell table:formula="of:=[.D9]/[.E9]" office:value-type="float" office:value="2.95" calcext:value-type="float">
            <text:p>2,9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unk</text:p>
          </table:table-cell>
          <table:table-cell office:value-type="float" office:value="301" calcext:value-type="float">
            <text:p>30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0JUN2025</text:p>
          </table:table-cell>
          <table:table-cell/>
          <table:table-cell table:formula="of:=[.D10]/[.E10]" office:value-type="float" office:value="2.28030303030303" calcext:value-type="float">
            <text:p>2,2803030303030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k</text:p>
          </table:table-cell>
          <table:table-cell office:value-type="float" office:value="272" calcext:value-type="float">
            <text:p>27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JUN2025</text:p>
          </table:table-cell>
          <table:table-cell/>
          <table:table-cell table:formula="of:=[.D11]/[.E11]" office:value-type="float" office:value="3.94202898550725" calcext:value-type="float">
            <text:p>3,9420289855072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unk</text:p>
          </table:table-cell>
          <table:table-cell office:value-type="float" office:value="262" calcext:value-type="float">
            <text:p>26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1JUN2025</text:p>
          </table:table-cell>
          <table:table-cell/>
          <table:table-cell table:formula="of:=[.D12]/[.E12]" office:value-type="float" office:value="2.97727272727273" calcext:value-type="float">
            <text:p>2,9772727272727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nk</text:p>
          </table:table-cell>
          <table:table-cell office:value-type="float" office:value="351" calcext:value-type="float">
            <text:p>35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2JUN2025</text:p>
          </table:table-cell>
          <table:table-cell/>
          <table:table-cell table:formula="of:=[.D13]/[.E13]" office:value-type="float" office:value="3.51" calcext:value-type="float">
            <text:p>3,5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nk</text:p>
          </table:table-cell>
          <table:table-cell office:value-type="float" office:value="207" calcext:value-type="float">
            <text:p>20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JUN2025</text:p>
          </table:table-cell>
          <table:table-cell/>
          <table:table-cell table:formula="of:=[.D14]/[.E14]" office:value-type="float" office:value="3.90566037735849" calcext:value-type="float">
            <text:p>3,90566037735849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unk</text:p>
          </table:table-cell>
          <table:table-cell office:value-type="float" office:value="223" calcext:value-type="float">
            <text:p>22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3JUN2025</text:p>
          </table:table-cell>
          <table:table-cell/>
          <table:table-cell table:formula="of:=[.D15]/[.E15]" office:value-type="float" office:value="4.46" calcext:value-type="float">
            <text:p>4,4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unk</text:p>
          </table:table-cell>
          <table:table-cell office:value-type="float" office:value="328" calcext:value-type="float">
            <text:p>32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3JUN2025</text:p>
          </table:table-cell>
          <table:table-cell/>
          <table:table-cell table:formula="of:=[.D16]/[.E16]" office:value-type="float" office:value="4.96969696969697" calcext:value-type="float">
            <text:p>4,9696969696969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nk</text:p>
          </table:table-cell>
          <table:table-cell office:value-type="float" office:value="288" calcext:value-type="float">
            <text:p>28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3JUN2025</text:p>
          </table:table-cell>
          <table:table-cell/>
          <table:table-cell table:formula="of:=[.D17]/[.E17]" office:value-type="float" office:value="3.27272727272727" calcext:value-type="float">
            <text:p>3,2727272727272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nk</text:p>
          </table:table-cell>
          <table:table-cell office:value-type="float" office:value="299" calcext:value-type="float">
            <text:p>29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3JUN2025</text:p>
          </table:table-cell>
          <table:table-cell/>
          <table:table-cell table:formula="of:=[.D18]/[.E18]" office:value-type="float" office:value="3.7375" calcext:value-type="float">
            <text:p>3,737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k</text:p>
          </table:table-cell>
          <table:table-cell office:value-type="float" office:value="286" calcext:value-type="float">
            <text:p>28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5JUN2025</text:p>
          </table:table-cell>
          <table:table-cell/>
          <table:table-cell table:formula="of:=[.D19]/[.E19]" office:value-type="float" office:value="4.4" calcext:value-type="float">
            <text:p>4,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k</text:p>
          </table:table-cell>
          <table:table-cell office:value-type="float" office:value="231" calcext:value-type="float">
            <text:p>2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5JUN2025</text:p>
          </table:table-cell>
          <table:table-cell/>
          <table:table-cell table:formula="of:=[.D20]/[.E20]" office:value-type="float" office:value="5.37209302325581" calcext:value-type="float">
            <text:p>5,3720930232558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</text:p>
          </table:table-cell>
          <table:table-cell office:value-type="float" office:value="266" calcext:value-type="float">
            <text:p>26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JUN2025</text:p>
          </table:table-cell>
          <table:table-cell/>
          <table:table-cell table:formula="of:=[.D21]/[.E21]" office:value-type="float" office:value="4.43333333333333" calcext:value-type="float">
            <text:p>4,4333333333333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nk</text:p>
          </table:table-cell>
          <table:table-cell office:value-type="float" office:value="268" calcext:value-type="float">
            <text:p>26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6JUN2025</text:p>
          </table:table-cell>
          <table:table-cell/>
          <table:table-cell table:formula="of:=[.D22]/[.E22]" office:value-type="float" office:value="6.23255813953488" calcext:value-type="float">
            <text:p>6,2325581395348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unk</text:p>
          </table:table-cell>
          <table:table-cell office:value-type="float" office:value="353" calcext:value-type="float">
            <text:p>35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7JUN2025</text:p>
          </table:table-cell>
          <table:table-cell/>
          <table:table-cell table:formula="of:=[.D23]/[.E23]" office:value-type="float" office:value="5.6031746031746" calcext:value-type="float">
            <text:p>5,603174603174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nk</text:p>
          </table:table-cell>
          <table:table-cell office:value-type="float" office:value="313" calcext:value-type="float">
            <text:p>3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JUN2025</text:p>
          </table:table-cell>
          <table:table-cell/>
          <table:table-cell table:formula="of:=[.D24]/[.E24]" office:value-type="float" office:value="5.58928571428571" calcext:value-type="float">
            <text:p>5,5892857142857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nk</text:p>
          </table:table-cell>
          <table:table-cell office:value-type="float" office:value="267" calcext:value-type="float">
            <text:p>26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8JUN2025</text:p>
          </table:table-cell>
          <table:table-cell/>
          <table:table-cell table:formula="of:=[.D25]/[.E25]" office:value-type="float" office:value="5.80434782608696" calcext:value-type="float">
            <text:p>5,8043478260869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k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9JUN2025</text:p>
          </table:table-cell>
          <table:table-cell/>
          <table:table-cell table:formula="of:=[.D26]/[.E26]" office:value-type="float" office:value="4.6875" calcext:value-type="float">
            <text:p>4,687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unk</text:p>
          </table:table-cell>
          <table:table-cell office:value-type="float" office:value="275" calcext:value-type="float">
            <text:p>27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9JUN2025</text:p>
          </table:table-cell>
          <table:table-cell/>
          <table:table-cell table:formula="of:=[.D27]/[.E27]" office:value-type="float" office:value="4.74137931034483" calcext:value-type="float">
            <text:p>4,74137931034483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unk</text:p>
          </table:table-cell>
          <table:table-cell office:value-type="float" office:value="230" calcext:value-type="float">
            <text:p>23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JUN2025</text:p>
          </table:table-cell>
          <table:table-cell/>
          <table:table-cell table:formula="of:=[.D28]/[.E28]" office:value-type="float" office:value="4.42307692307692" calcext:value-type="float">
            <text:p>4,42307692307692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</text:p>
          </table:table-cell>
          <table:table-cell office:value-type="float" office:value="303" calcext:value-type="float">
            <text:p>30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JUN2025</text:p>
          </table:table-cell>
          <table:table-cell/>
          <table:table-cell table:formula="of:=[.D29]/[.E29]" office:value-type="float" office:value="3.83544303797468" calcext:value-type="float">
            <text:p>3,83544303797468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k</text:p>
          </table:table-cell>
          <table:table-cell office:value-type="float" office:value="285" calcext:value-type="float">
            <text:p>28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JUN2025</text:p>
          </table:table-cell>
          <table:table-cell/>
          <table:table-cell table:formula="of:=[.D30]/[.E30]" office:value-type="float" office:value="6.19565217391304" calcext:value-type="float">
            <text:p>6,19565217391304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unk</text:p>
          </table:table-cell>
          <table:table-cell office:value-type="float" office:value="297" calcext:value-type="float">
            <text:p>29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1JUN2025</text:p>
          </table:table-cell>
          <table:table-cell/>
          <table:table-cell table:formula="of:=[.D31]/[.E31]" office:value-type="float" office:value="4.1830985915493" calcext:value-type="float">
            <text:p>4,183098591549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nk</text:p>
          </table:table-cell>
          <table:table-cell office:value-type="float" office:value="305" calcext:value-type="float">
            <text:p>30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1JUN2025</text:p>
          </table:table-cell>
          <table:table-cell/>
          <table:table-cell table:formula="of:=[.D32]/[.E32]" office:value-type="float" office:value="3.38888888888889" calcext:value-type="float">
            <text:p>3,3888888888888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unk</text:p>
          </table:table-cell>
          <table:table-cell office:value-type="float" office:value="328" calcext:value-type="float">
            <text:p>32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2JUN2025</text:p>
          </table:table-cell>
          <table:table-cell/>
          <table:table-cell table:formula="of:=[.D33]/[.E33]" office:value-type="float" office:value="5.6551724137931" calcext:value-type="float">
            <text:p>5,655172413793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nk</text:p>
          </table:table-cell>
          <table:table-cell office:value-type="float" office:value="312" calcext:value-type="float">
            <text:p>3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2JUN2025</text:p>
          </table:table-cell>
          <table:table-cell/>
          <table:table-cell table:formula="of:=[.D34]/[.E34]" office:value-type="float" office:value="6.78260869565217" calcext:value-type="float">
            <text:p>6,78260869565217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nk</text:p>
          </table:table-cell>
          <table:table-cell office:value-type="float" office:value="281" calcext:value-type="float">
            <text:p>2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2JUN2025</text:p>
          </table:table-cell>
          <table:table-cell/>
          <table:table-cell table:formula="of:=[.D35]/[.E35]" office:value-type="float" office:value="5.62" calcext:value-type="float">
            <text:p>5,6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22JUN2025</text:p>
          </table:table-cell>
          <table:table-cell office:value-type="string" calcext:value-type="string">
            <text:p>05JUL2025: removed outlier because words &lt;180, original data : new_words 11|unk|total_words 87|time 13min</text:p>
          </table:table-cell>
          <table:table-cell table:formula="of:=[.D36]/[.E36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nk</text:p>
          </table:table-cell>
          <table:table-cell office:value-type="float" office:value="313" calcext:value-type="float">
            <text:p>3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2JUN2025</text:p>
          </table:table-cell>
          <table:table-cell/>
          <table:table-cell table:formula="of:=[.D37]/[.E37]" office:value-type="float" office:value="5.04838709677419" calcext:value-type="float">
            <text:p>5,04838709677419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nk</text:p>
          </table:table-cell>
          <table:table-cell office:value-type="float" office:value="290" calcext:value-type="float">
            <text:p>2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2JUN2025</text:p>
          </table:table-cell>
          <table:table-cell/>
          <table:table-cell table:formula="of:=[.D38]/[.E38]" office:value-type="float" office:value="7.07317073170732" calcext:value-type="float">
            <text:p>7,07317073170732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k</text:p>
          </table:table-cell>
          <table:table-cell office:value-type="float" office:value="243" calcext:value-type="float">
            <text:p>2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JUN2025</text:p>
          </table:table-cell>
          <table:table-cell/>
          <table:table-cell table:formula="of:=[.D39]/[.E39]" office:value-type="float" office:value="8.67857142857143" calcext:value-type="float">
            <text:p>8,6785714285714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k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3JUN2025</text:p>
          </table:table-cell>
          <table:table-cell/>
          <table:table-cell table:formula="of:=[.D40]/[.E40]" office:value-type="float" office:value="8.33333333333333" calcext:value-type="float">
            <text:p>8,33333333333333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nk</text:p>
          </table:table-cell>
          <table:table-cell office:value-type="float" office:value="361" calcext:value-type="float">
            <text:p>36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3JUN2025</text:p>
          </table:table-cell>
          <table:table-cell/>
          <table:table-cell table:formula="of:=[.D41]/[.E41]" office:value-type="float" office:value="7.52083333333333" calcext:value-type="float">
            <text:p>7,52083333333333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k</text:p>
          </table:table-cell>
          <table:table-cell office:value-type="float" office:value="253" calcext:value-type="float">
            <text:p>25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3JUN2025</text:p>
          </table:table-cell>
          <table:table-cell/>
          <table:table-cell table:formula="of:=[.D42]/[.E42]" office:value-type="float" office:value="9.03571428571429" calcext:value-type="float">
            <text:p>9,0357142857142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k</text:p>
          </table:table-cell>
          <table:table-cell office:value-type="float" office:value="324" calcext:value-type="float">
            <text:p>3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3JUN2025</text:p>
          </table:table-cell>
          <table:table-cell/>
          <table:table-cell table:formula="of:=[.D43]/[.E43]" office:value-type="float" office:value="9.52941176470588" calcext:value-type="float">
            <text:p>9,52941176470588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nk</text:p>
          </table:table-cell>
          <table:table-cell office:value-type="float" office:value="309" calcext:value-type="float">
            <text:p>3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3JUN2025</text:p>
          </table:table-cell>
          <table:table-cell/>
          <table:table-cell table:formula="of:=[.D44]/[.E44]" office:value-type="float" office:value="9.65625" calcext:value-type="float">
            <text:p>9,6562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nk</text:p>
          </table:table-cell>
          <table:table-cell office:value-type="float" office:value="351" calcext:value-type="float">
            <text:p>35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3JUN2025</text:p>
          </table:table-cell>
          <table:table-cell/>
          <table:table-cell table:formula="of:=[.D45]/[.E45]" office:value-type="float" office:value="7.46808510638298" calcext:value-type="float">
            <text:p>7,46808510638298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unk</text:p>
          </table:table-cell>
          <table:table-cell office:value-type="float" office:value="320" calcext:value-type="float">
            <text:p>3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3JUN2025</text:p>
          </table:table-cell>
          <table:table-cell/>
          <table:table-cell table:formula="of:=[.D46]/[.E46]" office:value-type="float" office:value="10.3225806451613" calcext:value-type="float">
            <text:p>10,322580645161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38" calcext:value-type="float">
            <text:p>33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3JUN2025</text:p>
          </table:table-cell>
          <table:table-cell/>
          <table:table-cell table:formula="of:=[.D47]/[.E47]" office:value-type="float" office:value="7.86046511627907" calcext:value-type="float">
            <text:p>7,86046511627907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314" calcext:value-type="float">
            <text:p>3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JUN2025</text:p>
          </table:table-cell>
          <table:table-cell/>
          <table:table-cell table:formula="of:=[.D48]/[.E48]" office:value-type="float" office:value="5.92452830188679" calcext:value-type="float">
            <text:p>5,92452830188679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327" calcext:value-type="float">
            <text:p>3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4JUN2025</text:p>
          </table:table-cell>
          <table:table-cell/>
          <table:table-cell table:formula="of:=[.D49]/[.E49]" office:value-type="float" office:value="8.83783783783784" calcext:value-type="float">
            <text:p>8,83783783783784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355" calcext:value-type="float">
            <text:p>3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4JUN2025</text:p>
          </table:table-cell>
          <table:table-cell/>
          <table:table-cell table:formula="of:=[.D50]/[.E50]" office:value-type="float" office:value="7.24489795918367" calcext:value-type="float">
            <text:p>7,2448979591836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66" calcext:value-type="float">
            <text:p>26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JUN2025</text:p>
          </table:table-cell>
          <table:table-cell/>
          <table:table-cell table:formula="of:=[.D51]/[.E51]" office:value-type="float" office:value="10.64" calcext:value-type="float">
            <text:p>10,6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290" calcext:value-type="float">
            <text:p>2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4JUN2025</text:p>
          </table:table-cell>
          <table:table-cell/>
          <table:table-cell table:formula="of:=[.D52]/[.E52]" office:value-type="float" office:value="10.7407407407407" calcext:value-type="float">
            <text:p>10,740740740740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258" calcext:value-type="float">
            <text:p>25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4JUN2025</text:p>
          </table:table-cell>
          <table:table-cell/>
          <table:table-cell table:formula="of:=[.D53]/[.E53]" office:value-type="float" office:value="7.37142857142857" calcext:value-type="float">
            <text:p>7,37142857142857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24JUN2025</text:p>
          </table:table-cell>
          <table:table-cell office:value-type="string" calcext:value-type="string">
            <text:p>05JUL2025: removed outlier because words &lt;180, original data : new_words = 1 | consult words = 4 | total words = 25 | time_minutes = 1</text:p>
          </table:table-cell>
          <table:table-cell table:formula="of:=[.D54]/[.E54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272" calcext:value-type="float">
            <text:p>2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5JUN2025</text:p>
          </table:table-cell>
          <table:table-cell/>
          <table:table-cell table:formula="of:=[.D55]/[.E55]" office:value-type="float" office:value="12.3636363636364" calcext:value-type="float">
            <text:p>12,3636363636364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300" calcext:value-type="float">
            <text:p>3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5JUN2025</text:p>
          </table:table-cell>
          <table:table-cell/>
          <table:table-cell table:formula="of:=[.D56]/[.E56]" office:value-type="float" office:value="9.67741935483871" calcext:value-type="float">
            <text:p>9,6774193548387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254" calcext:value-type="float">
            <text:p>2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5JUN2025</text:p>
          </table:table-cell>
          <table:table-cell/>
          <table:table-cell table:formula="of:=[.D57]/[.E57]" office:value-type="float" office:value="7.47058823529412" calcext:value-type="float">
            <text:p>7,4705882352941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202" calcext:value-type="float">
            <text:p>2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5JUN2025</text:p>
          </table:table-cell>
          <table:table-cell/>
          <table:table-cell table:formula="of:=[.D58]/[.E58]" office:value-type="float" office:value="12.625" calcext:value-type="float">
            <text:p>12,62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296" calcext:value-type="float">
            <text:p>29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5JUN2025</text:p>
          </table:table-cell>
          <table:table-cell/>
          <table:table-cell table:formula="of:=[.D59]/[.E59]" office:value-type="float" office:value="14.0952380952381" calcext:value-type="float">
            <text:p>14,095238095238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5JUN2025</text:p>
          </table:table-cell>
          <table:table-cell/>
          <table:table-cell table:formula="of:=[.D60]/[.E60]" office:value-type="float" office:value="14.5625" calcext:value-type="float">
            <text:p>14,562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285" calcext:value-type="float">
            <text:p>28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5JUN2025</text:p>
          </table:table-cell>
          <table:table-cell/>
          <table:table-cell table:formula="of:=[.D61]/[.E61]" office:value-type="float" office:value="6.19565217391304" calcext:value-type="float">
            <text:p>6,19565217391304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284" calcext:value-type="float">
            <text:p>28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5JUN2025</text:p>
          </table:table-cell>
          <table:table-cell/>
          <table:table-cell table:formula="of:=[.D62]/[.E62]" office:value-type="float" office:value="7.28205128205128" calcext:value-type="float">
            <text:p>7,28205128205128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88" calcext:value-type="float">
            <text:p>1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5JUN2025</text:p>
          </table:table-cell>
          <table:table-cell/>
          <table:table-cell table:formula="of:=[.D63]/[.E63]" office:value-type="float" office:value="13.4285714285714" calcext:value-type="float">
            <text:p>13,4285714285714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11" calcext:value-type="float">
            <text:p>2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5JUN2025</text:p>
          </table:table-cell>
          <table:table-cell/>
          <table:table-cell table:formula="of:=[.D64]/[.E64]" office:value-type="float" office:value="9.17391304347826" calcext:value-type="float">
            <text:p>9,17391304347826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96" calcext:value-type="float">
            <text:p>1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5JUN2025</text:p>
          </table:table-cell>
          <table:table-cell/>
          <table:table-cell table:formula="of:=[.D65]/[.E65]" office:value-type="float" office:value="17.8181818181818" calcext:value-type="float">
            <text:p>17,8181818181818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25JUN2025</text:p>
          </table:table-cell>
          <table:table-cell office:value-type="string" calcext:value-type="string">
            <text:p>05JUL2025: removed outlier because words &lt;180, original data : new_words 14|consult 26|total_words 152|time 12min</text:p>
          </table:table-cell>
          <table:table-cell table:formula="of:=[.D66]/[.E66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315" calcext:value-type="float">
            <text:p>3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6JUN2025</text:p>
          </table:table-cell>
          <table:table-cell/>
          <table:table-cell table:formula="of:=[.D67]/[.E6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67" calcext:value-type="float">
            <text:p>26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6JUN2025</text:p>
          </table:table-cell>
          <table:table-cell/>
          <table:table-cell table:formula="of:=[.D68]/[.E68]" office:value-type="float" office:value="9.53571428571429" calcext:value-type="float">
            <text:p>9,53571428571429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345" calcext:value-type="float">
            <text:p>3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6JUN2025</text:p>
          </table:table-cell>
          <table:table-cell/>
          <table:table-cell table:formula="of:=[.D69]/[.E69]" office:value-type="float" office:value="7.66666666666667" calcext:value-type="float">
            <text:p>7,66666666666667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360" calcext:value-type="float">
            <text:p>36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6JUN2025</text:p>
          </table:table-cell>
          <table:table-cell/>
          <table:table-cell table:formula="of:=[.D70]/[.E70]" office:value-type="float" office:value="8.18181818181818" calcext:value-type="float">
            <text:p>8,18181818181818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287" calcext:value-type="float">
            <text:p>28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6JUN2025</text:p>
          </table:table-cell>
          <table:table-cell/>
          <table:table-cell table:formula="of:=[.D71]/[.E71]" office:value-type="float" office:value="6.67441860465116" calcext:value-type="float">
            <text:p>6,67441860465116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332" calcext:value-type="float">
            <text:p>3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6JUN2025</text:p>
          </table:table-cell>
          <table:table-cell/>
          <table:table-cell table:formula="of:=[.D72]/[.E72]" office:value-type="float" office:value="8.97297297297297" calcext:value-type="float">
            <text:p>8,97297297297297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99" calcext:value-type="float">
            <text:p>29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6JUN2025</text:p>
          </table:table-cell>
          <table:table-cell/>
          <table:table-cell table:formula="of:=[.D73]/[.E73]" office:value-type="float" office:value="13.5909090909091" calcext:value-type="float">
            <text:p>13,5909090909091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331" calcext:value-type="float">
            <text:p>33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7JUN2025</text:p>
          </table:table-cell>
          <table:table-cell/>
          <table:table-cell table:formula="of:=[.D74]/[.E74]" office:value-type="float" office:value="9.19444444444444" calcext:value-type="float">
            <text:p>9,19444444444444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283" calcext:value-type="float">
            <text:p>28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JUN2025</text:p>
          </table:table-cell>
          <table:table-cell/>
          <table:table-cell table:formula="of:=[.D75]/[.E75]" office:value-type="float" office:value="9.12903225806452" calcext:value-type="float">
            <text:p>9,1290322580645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7JUN2025</text:p>
          </table:table-cell>
          <table:table-cell/>
          <table:table-cell table:formula="of:=[.D76]/[.E76]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98" calcext:value-type="float">
            <text:p>29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7JUN2025</text:p>
          </table:table-cell>
          <table:table-cell/>
          <table:table-cell table:formula="of:=[.D77]/[.E77]" office:value-type="float" office:value="14.1904761904762" calcext:value-type="float">
            <text:p>14,1904761904762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238" calcext:value-type="float">
            <text:p>2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7JUN2025</text:p>
          </table:table-cell>
          <table:table-cell/>
          <table:table-cell table:formula="of:=[.D78]/[.E78]" office:value-type="float" office:value="12.5263157894737" calcext:value-type="float">
            <text:p>12,526315789473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22" calcext:value-type="float">
            <text:p>2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7JUN2025</text:p>
          </table:table-cell>
          <table:table-cell/>
          <table:table-cell table:formula="of:=[.D79]/[.E79]" office:value-type="float" office:value="9.25" calcext:value-type="float">
            <text:p>9,25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267" calcext:value-type="float">
            <text:p>26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9JUN2025</text:p>
          </table:table-cell>
          <table:table-cell/>
          <table:table-cell table:formula="of:=[.D80]/[.E80]" office:value-type="float" office:value="12.7142857142857" calcext:value-type="float">
            <text:p>12,7142857142857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84" calcext:value-type="float">
            <text:p>28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9JUN2025</text:p>
          </table:table-cell>
          <table:table-cell/>
          <table:table-cell table:formula="of:=[.D81]/[.E81]" office:value-type="float" office:value="9.79310344827586" calcext:value-type="float">
            <text:p>9,79310344827586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276" calcext:value-type="float">
            <text:p>27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9JUN2025</text:p>
          </table:table-cell>
          <table:table-cell/>
          <table:table-cell table:formula="of:=[.D82]/[.E82]" office:value-type="float" office:value="10.6153846153846" calcext:value-type="float">
            <text:p>10,6153846153846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323" calcext:value-type="float">
            <text:p>32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9JUN2025</text:p>
          </table:table-cell>
          <table:table-cell/>
          <table:table-cell table:formula="of:=[.D83]/[.E83]" office:value-type="float" office:value="10.4193548387097" calcext:value-type="float">
            <text:p>10,4193548387097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282" calcext:value-type="float">
            <text:p>2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9JUN2025</text:p>
          </table:table-cell>
          <table:table-cell/>
          <table:table-cell table:formula="of:=[.D84]/[.E84]" office:value-type="float" office:value="10.8461538461538" calcext:value-type="float">
            <text:p>10,8461538461538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office:value-type="float" office:value="332" calcext:value-type="float">
            <text:p>3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9JUN2025</text:p>
          </table:table-cell>
          <table:table-cell/>
          <table:table-cell table:formula="of:=[.D85]/[.E85]" office:value-type="float" office:value="9.76470588235294" calcext:value-type="float">
            <text:p>9,76470588235294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248" calcext:value-type="float">
            <text:p>24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JUL2025</text:p>
          </table:table-cell>
          <table:table-cell/>
          <table:table-cell table:formula="of:=[.D86]/[.E86]" office:value-type="float" office:value="9.92" calcext:value-type="float">
            <text:p>9,92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33" calcext:value-type="float">
            <text:p>3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JUL2025</text:p>
          </table:table-cell>
          <table:table-cell/>
          <table:table-cell table:formula="of:=[.D87]/[.E87]" office:value-type="float" office:value="16.65" calcext:value-type="float">
            <text:p>16,6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59" calcext:value-type="float">
            <text:p>25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JUL2025</text:p>
          </table:table-cell>
          <table:table-cell/>
          <table:table-cell table:formula="of:=[.D88]/[.E88]" office:value-type="float" office:value="13.6315789473684" calcext:value-type="float">
            <text:p>13,6315789473684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324" calcext:value-type="float">
            <text:p>3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JUL2025</text:p>
          </table:table-cell>
          <table:table-cell/>
          <table:table-cell table:formula="of:=[.D89]/[.E8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280" calcext:value-type="float">
            <text:p>2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JUL2025</text:p>
          </table:table-cell>
          <table:table-cell/>
          <table:table-cell table:formula="of:=[.D90]/[.E90]" office:value-type="float" office:value="17.5" calcext:value-type="float">
            <text:p>17,5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311" calcext:value-type="float">
            <text:p>3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JUL2025</text:p>
          </table:table-cell>
          <table:table-cell/>
          <table:table-cell table:formula="of:=[.D91]/[.E91]" office:value-type="float" office:value="12.9583333333333" calcext:value-type="float">
            <text:p>12,9583333333333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03" calcext:value-type="float">
            <text:p>3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JUL2025</text:p>
          </table:table-cell>
          <table:table-cell/>
          <table:table-cell table:formula="of:=[.D92]/[.E92]" office:value-type="float" office:value="18.9375" calcext:value-type="float">
            <text:p>18,937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273" calcext:value-type="float">
            <text:p>27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JUL2025</text:p>
          </table:table-cell>
          <table:table-cell/>
          <table:table-cell table:formula="of:=[.D93]/[.E93]" office:value-type="float" office:value="17.0625" calcext:value-type="float">
            <text:p>17,0625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57" calcext:value-type="float">
            <text:p>25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JUL2025</text:p>
          </table:table-cell>
          <table:table-cell/>
          <table:table-cell table:formula="of:=[.D94]/[.E94]" office:value-type="float" office:value="13.5263157894737" calcext:value-type="float">
            <text:p>13,5263157894737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JUL2025</text:p>
          </table:table-cell>
          <table:table-cell/>
          <table:table-cell table:formula="of:=[.D95]/[.E95]" office:value-type="float" office:value="15.6875" calcext:value-type="float">
            <text:p>15,6875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19" calcext:value-type="float">
            <text:p>2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2JUL2025</text:p>
          </table:table-cell>
          <table:table-cell/>
          <table:table-cell table:formula="of:=[.D96]/[.E96]" office:value-type="float" office:value="13.6875" calcext:value-type="float">
            <text:p>13,6875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02JUL2025</text:p>
          </table:table-cell>
          <table:table-cell office:value-type="string" calcext:value-type="string">
            <text:p>05JUL2025: removed outlier because words &lt;180, original data : new_words = 0 | consult words = 1 | total words = 19 | time_minutes = 20 seconds)</text:p>
          </table:table-cell>
          <table:table-cell table:formula="of:=[.D97]/[.E97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315" calcext:value-type="float">
            <text:p>3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3JUL2025</text:p>
          </table:table-cell>
          <table:table-cell/>
          <table:table-cell table:formula="of:=[.D98]/[.E98]" office:value-type="float" office:value="9.84375" calcext:value-type="float">
            <text:p>9,84375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338" calcext:value-type="float">
            <text:p>33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JUL2025</text:p>
          </table:table-cell>
          <table:table-cell/>
          <table:table-cell table:formula="of:=[.D99]/[.E99]" office:value-type="float" office:value="14.695652173913" calcext:value-type="float">
            <text:p>14,695652173913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324" calcext:value-type="float">
            <text:p>3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3JUL2025</text:p>
          </table:table-cell>
          <table:table-cell/>
          <table:table-cell table:formula="of:=[.D100]/[.E100]" office:value-type="float" office:value="13.5" calcext:value-type="float">
            <text:p>13,5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63" calcext:value-type="float">
            <text:p>26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3JUL2025</text:p>
          </table:table-cell>
          <table:table-cell/>
          <table:table-cell table:formula="of:=[.D101]/[.E101]" office:value-type="float" office:value="20.2307692307692" calcext:value-type="float">
            <text:p>20,230769230769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3JUL2025</text:p>
          </table:table-cell>
          <table:table-cell/>
          <table:table-cell table:formula="of:=[.D102]/[.E102]" office:value-type="float" office:value="18.5833333333333" calcext:value-type="float">
            <text:p>18,5833333333333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3JUL2025</text:p>
          </table:table-cell>
          <table:table-cell/>
          <table:table-cell table:formula="of:=[.D103]/[.E103]" office:value-type="float" office:value="16.3157894736842" calcext:value-type="float">
            <text:p>16,315789473684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57" calcext:value-type="float">
            <text:p>25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3JUL2025</text:p>
          </table:table-cell>
          <table:table-cell/>
          <table:table-cell table:formula="of:=[.D104]/[.E104]" office:value-type="float" office:value="17.1333333333333" calcext:value-type="float">
            <text:p>17,1333333333333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44" calcext:value-type="float">
            <text:p>24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3JUL2025</text:p>
          </table:table-cell>
          <table:table-cell/>
          <table:table-cell table:formula="of:=[.D105]/[.E105]" office:value-type="float" office:value="15.25" calcext:value-type="float">
            <text:p>15,25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292" calcext:value-type="float">
            <text:p>29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3JUL2025</text:p>
          </table:table-cell>
          <table:table-cell/>
          <table:table-cell table:formula="of:=[.D106]/[.E106]" office:value-type="float" office:value="17.1764705882353" calcext:value-type="float">
            <text:p>17,1764705882353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15" calcext:value-type="float">
            <text:p>3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4JUL2025</text:p>
          </table:table-cell>
          <table:table-cell/>
          <table:table-cell table:formula="of:=[.D107]/[.E107]" office:value-type="float" office:value="15.75" calcext:value-type="float">
            <text:p>15,75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278" calcext:value-type="float">
            <text:p>27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4JUL2025</text:p>
          </table:table-cell>
          <table:table-cell/>
          <table:table-cell table:formula="of:=[.D108]/[.E108]" office:value-type="float" office:value="13.2380952380952" calcext:value-type="float">
            <text:p>13,2380952380952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252" calcext:value-type="float">
            <text:p>2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4JUL2025</text:p>
          </table:table-cell>
          <table:table-cell/>
          <table:table-cell table:formula="of:=[.D109]/[.E109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04JUL2025</text:p>
          </table:table-cell>
          <table:table-cell office:value-type="string" calcext:value-type="string">
            <text:p>05JUL2025: removed outlier because words &lt;180, original data : new_words = 1 | consult words = 3 | total words = 49 | time_minutes = 1min30</text:p>
          </table:table-cell>
          <table:table-cell table:formula="of:=[.D110]/[.E110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292" calcext:value-type="float">
            <text:p>29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4JUL2025</text:p>
          </table:table-cell>
          <table:table-cell/>
          <table:table-cell table:formula="of:=[.D111]/[.E111]" office:value-type="float" office:value="11.2307692307692" calcext:value-type="float">
            <text:p>11,2307692307692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238" calcext:value-type="float">
            <text:p>2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4JUL2025</text:p>
          </table:table-cell>
          <table:table-cell/>
          <table:table-cell table:formula="of:=[.D112]/[.E112]" office:value-type="float" office:value="12.5263157894737" calcext:value-type="float">
            <text:p>12,5263157894737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324" calcext:value-type="float">
            <text:p>3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4JUL2025</text:p>
          </table:table-cell>
          <table:table-cell/>
          <table:table-cell table:formula="of:=[.D113]/[.E113]" office:value-type="float" office:value="13.5" calcext:value-type="float">
            <text:p>13,5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93" calcext:value-type="float">
            <text:p>19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5JUL2025</text:p>
          </table:table-cell>
          <table:table-cell/>
          <table:table-cell table:formula="of:=[.D114]/[.E114]" office:value-type="float" office:value="12.8666666666667" calcext:value-type="float">
            <text:p>12,8666666666667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05JUL2025</text:p>
          </table:table-cell>
          <table:table-cell office:value-type="string" calcext:value-type="string">
            <text:p>05JUL2025: removed outlier because words &lt;180, original data : new_words = 4 | consult words = 14 | total words = 164 | time_minutes = 10</text:p>
          </table:table-cell>
          <table:table-cell table:formula="of:=[.D115]/[.E115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05JUL2025</text:p>
          </table:table-cell>
          <table:table-cell office:value-type="string" calcext:value-type="string">
            <text:p>05JUL2025: removed outlier because words &lt;180, original data : new_words = 0 | consult words = 0 | total words = 147 | time_minutes = 3</text:p>
          </table:table-cell>
          <table:table-cell table:formula="of:=[.D116]/[.E116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5JUL2025</text:p>
          </table:table-cell>
          <table:table-cell/>
          <table:table-cell table:formula="of:=[.D117]/[.E117]" office:value-type="float" office:value="11.0869565217391" calcext:value-type="float">
            <text:p>11,0869565217391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273" calcext:value-type="float">
            <text:p>27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5JUL2025</text:p>
          </table:table-cell>
          <table:table-cell/>
          <table:table-cell table:formula="of:=[.D118]/[.E118]" office:value-type="float" office:value="13.65" calcext:value-type="float">
            <text:p>13,65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5JUL2025</text:p>
          </table:table-cell>
          <table:table-cell/>
          <table:table-cell table:formula="of:=[.D119]/[.E119]" office:value-type="float" office:value="9.87878787878788" calcext:value-type="float">
            <text:p>9,87878787878788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265" calcext:value-type="float">
            <text:p>26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5JUL2025</text:p>
          </table:table-cell>
          <table:table-cell/>
          <table:table-cell table:formula="of:=[.D120]/[.E120]" office:value-type="float" office:value="17.6666666666667" calcext:value-type="float">
            <text:p>17,666666666666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5JUL2025</text:p>
          </table:table-cell>
          <table:table-cell/>
          <table:table-cell table:formula="of:=[.D121]/[.E121]" office:value-type="float" office:value="17.4" calcext:value-type="float">
            <text:p>17,4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05JUL2025</text:p>
          </table:table-cell>
          <table:table-cell office:value-type="string" calcext:value-type="string">
            <text:p>05JUL2025: removed outlier because words &lt;180, original data : new_words = 5 | consult words = 21 | total words = 178 | time_minutes = 9</text:p>
          </table:table-cell>
          <table:table-cell table:formula="of:=[.D122]/[.E122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26" calcext:value-type="float">
            <text:p>2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6JUL2025</text:p>
          </table:table-cell>
          <table:table-cell/>
          <table:table-cell table:formula="of:=[.D123]/[.E123]" office:value-type="float" office:value="15.0666666666667" calcext:value-type="float">
            <text:p>15,0666666666667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330" calcext:value-type="float">
            <text:p>3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6JUL2025</text:p>
          </table:table-cell>
          <table:table-cell/>
          <table:table-cell table:formula="of:=[.D124]/[.E124]" office:value-type="float" office:value="10.6451612903226" calcext:value-type="float">
            <text:p>10,6451612903226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358" calcext:value-type="float">
            <text:p>35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6JUL2025</text:p>
          </table:table-cell>
          <table:table-cell/>
          <table:table-cell table:formula="of:=[.D125]/[.E125]" office:value-type="float" office:value="11.1875" calcext:value-type="float">
            <text:p>11,1875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329" calcext:value-type="float">
            <text:p>3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6JUL2025</text:p>
          </table:table-cell>
          <table:table-cell/>
          <table:table-cell table:formula="of:=[.D126]/[.E126]" office:value-type="float" office:value="11.75" calcext:value-type="float">
            <text:p>11,75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286" calcext:value-type="float">
            <text:p>28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7JUL2025</text:p>
          </table:table-cell>
          <table:table-cell/>
          <table:table-cell table:formula="of:=[.D127]/[.E127]" office:value-type="float" office:value="12.4347826086957" calcext:value-type="float">
            <text:p>12,4347826086957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276" calcext:value-type="float">
            <text:p>2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7JUL2025</text:p>
          </table:table-cell>
          <table:table-cell/>
          <table:table-cell table:formula="of:=[.D128]/[.E128]" office:value-type="float" office:value="14.5263157894737" calcext:value-type="float">
            <text:p>14,5263157894737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30" calcext:value-type="float">
            <text:p>2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7JUL2025</text:p>
          </table:table-cell>
          <table:table-cell/>
          <table:table-cell table:formula="of:=[.D129]/[.E129]" office:value-type="float" office:value="17.6923076923077" calcext:value-type="float">
            <text:p>17,6923076923077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242" calcext:value-type="float">
            <text:p>2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7JUL2025</text:p>
          </table:table-cell>
          <table:table-cell/>
          <table:table-cell table:formula="of:=[.D130]/[.E130]" office:value-type="float" office:value="12.1" calcext:value-type="float">
            <text:p>12,1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250" calcext:value-type="float">
            <text:p>2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7JUL2025</text:p>
          </table:table-cell>
          <table:table-cell/>
          <table:table-cell table:formula="of:=[.D131]/[.E131]" office:value-type="float" office:value="13.8888888888889" calcext:value-type="float">
            <text:p>13,8888888888889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20" calcext:value-type="float">
            <text:p>3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7JUL2025</text:p>
          </table:table-cell>
          <table:table-cell/>
          <table:table-cell table:formula="of:=[.D132]/[.E132]" office:value-type="float" office:value="15.2380952380952" calcext:value-type="float">
            <text:p>15,2380952380952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88" calcext:value-type="float">
            <text:p>28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7JUL2025</text:p>
          </table:table-cell>
          <table:table-cell/>
          <table:table-cell table:formula="of:=[.D133]/[.E133]" office:value-type="float" office:value="16.9411764705882" calcext:value-type="float">
            <text:p>16,9411764705882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276" calcext:value-type="float">
            <text:p>2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8JUL2025</text:p>
          </table:table-cell>
          <table:table-cell/>
          <table:table-cell table:formula="of:=[.D134]/[.E134]" office:value-type="float" office:value="14.5263157894737" calcext:value-type="float">
            <text:p>14,5263157894737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08JUL2025</text:p>
          </table:table-cell>
          <table:table-cell office:value-type="string" calcext:value-type="string">
            <text:p>08JUL2025: removed outlier because words &lt;180, original data : new_words = 1 | consult words = 10 | total words = 111 | time_minutes = 4</text:p>
          </table:table-cell>
          <table:table-cell table:formula="of:=[.D135]/[.E135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341" calcext:value-type="float">
            <text:p>34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8JUL2025</text:p>
          </table:table-cell>
          <table:table-cell/>
          <table:table-cell table:formula="of:=[.D136]/[.E13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8JUL2025</text:p>
          </table:table-cell>
          <table:table-cell/>
          <table:table-cell table:formula="of:=[.D137]/[.E137]" office:value-type="float" office:value="20.3" calcext:value-type="float">
            <text:p>20,3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37" calcext:value-type="float">
            <text:p>33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8JUL2025</text:p>
          </table:table-cell>
          <table:table-cell/>
          <table:table-cell table:formula="of:=[.D138]/[.E138]" office:value-type="float" office:value="16.047619047619" calcext:value-type="float">
            <text:p>16,047619047619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307" calcext:value-type="float">
            <text:p>30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8JUL2025</text:p>
          </table:table-cell>
          <table:table-cell/>
          <table:table-cell table:formula="of:=[.D139]/[.E139]" office:value-type="float" office:value="16.1578947368421" calcext:value-type="float">
            <text:p>16,1578947368421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42" calcext:value-type="float">
            <text:p>2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8JUL2025</text:p>
          </table:table-cell>
          <table:table-cell/>
          <table:table-cell table:formula="of:=[.D140]/[.E140]" office:value-type="float" office:value="26.8888888888889" calcext:value-type="float">
            <text:p>26,8888888888889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24" calcext:value-type="float">
            <text:p>2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8JUL2025</text:p>
          </table:table-cell>
          <table:table-cell/>
          <table:table-cell table:formula="of:=[.D141]/[.E141]" office:value-type="float" office:value="18.6666666666667" calcext:value-type="float">
            <text:p>18,6666666666667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D142]/[.E142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D143]/[.E143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D144]/[.E144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D145]/[.E145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D146]/[.E146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D147]/[.E147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D148]/[.E148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D149]/[.E149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D150]/[.E150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D151]/[.E151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D152]/[.E152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D153]/[.E153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D154]/[.E154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D155]/[.E155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D156]/[.E156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D157]/[.E157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D158]/[.E158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D159]/[.E159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D160]/[.E160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D161]/[.E161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number-rows-repeated="104841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" table:style-name="ta1">
        <table:table-column table:style-name="co8" table:default-cell-style-name="Default"/>
        <table:table-column table:style-name="co9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otal_new_words</text:p>
          </table:table-cell>
          <table:table-cell office:value-type="string" calcext:value-type="string">
            <text:p>total_total_words</text:p>
          </table:table-cell>
          <table:table-cell office:value-type="string" calcext:value-type="string">
            <text:p>time_minutes_total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 table:formula="of:=SUM([$Sheet1.B$1:$Sheet1.B$1048576])" office:value-type="float" office:value="4297" calcext:value-type="float">
            <text:p>4297</text:p>
          </table:table-cell>
          <table:table-cell table:formula="of:=SUM([$Sheet1.D$1:$Sheet1.D$1048576])" office:value-type="float" office:value="37093" calcext:value-type="float">
            <text:p>37093</text:p>
          </table:table-cell>
          <table:table-cell table:formula="of:=SUM([$Sheet1.E$1:$Sheet1.E$1048576])" office:value-type="float" office:value="5191" calcext:value-type="float">
            <text:p>5191</text:p>
          </table:table-cell>
          <table:table-cell table:formula="of:=[.C2]/60" office:value-type="float" office:value="86.5166666666667" calcext:value-type="float">
            <text:p>86,5166666666667</text:p>
          </table:table-cell>
        </table:table-row>
      </table:table>
      <table:named-expressions/>
      <table:database-ranges>
        <table:database-range table:name="__Anonymous_Sheet_DB__0" table:target-range-address="Sheet1.A1:Sheet1.J11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1T23:37:50.112337220</meta:creation-date>
    <dc:date>2025-07-09T02:09:24.538805327</dc:date>
    <meta:editing-duration>PT8H26M1S</meta:editing-duration>
    <meta:editing-cycles>207</meta:editing-cycles>
    <meta:generator>LibreOffice/7.3.7.2$Linux_X86_64 LibreOffice_project/30$Build-2</meta:generator>
    <meta:document-statistic meta:table-count="2" meta:cell-count="1029" meta:object-count="0"/>
  </office:meta>
</office:document-meta>
</file>